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URI NEIL SARMIENTO MALDONA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1042433101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RMIENTO MALDONADO, YURI NEI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4331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RUZ QUISPE, ADELM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65664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1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0:50:5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